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3f22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Autor: Nils Dralle</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Dabei wird der agile Softwareentwicklungsprozess unterstützt. Continuous Software Engineering ist interdisziplinär und bezieht im Gegensatz zu reinen agilen Softwareentwicklungsmodellen mehr als die reine Softwareentwicklung mit ein.</text:p>
      <text:p text:style-name="Standard">Continuous Software Engineering lässt sich grob in folgende Teilbereiche einteilen:</text:p>
      <text:p text:style-name="Standard"/>
      <text:p text:style-name="Standard">* Continuous Integration</text:p>
      <text:p text:style-name="Standard">* Continuous Delivery</text:p>
      <text:p text:style-name="Standard">* Continuous Testing</text:p>
      <text:p text:style-name="Standard">* Continuous Deployment</text:p>
      <text:p text:style-name="Standard"/>
      <text:p text:style-name="Standard">Diese Teilbereiche sind unscharf, d.h. sie können sich überschneiden oder zusammengefasst werde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text:soft-page-break/>#### Artefakte</text:p>
      <text:p text:style-name="Standard"/>
      <text:p text:style-name="Standard">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n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k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text:soft-page-break/></text:p>
      <text:p text:style-name="Standard">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e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text:soft-page-break/></text:p>
      <text:p text:style-name="Standard">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nicht funktionale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Standard">## Continuous Testing</text:p>
      <text:p text:style-name="Standard"/>
      <text:p text:style-name="Standard">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Standard">Beim Continuous Testing testet das Testteam kontinuierlich den neuesten lauffähigen Stand der Software und gibt gefundene Fehler und sonstiges Feedback zeitnah an das Entwicklungsteam weiter. Anders als bei traditionellen manuellen Testmethoden wird davon ausgegangen, dass die getestete Software sich mit der Zeit verändert.</text:p>
      <text:p text:style-name="Standard"/>
      <text:p text:style-name="Standard">## Continuous Deployment</text:p>
      <text:p text:style-name="Standard"/>
      <text:p text:style-name="Standard">Continuous Deployment ist eine Alternative zur Continuous Delivery, die zwar schneller, aber auch risikoreicher sein kann. Beim Continuous Deployment wird die Continuous Delivery Pipeline nicht sequentiell durchlaufen, sondern die Software nach minimalen Tests beim Endkunden deployt.</text:p>
      <text:p text:style-name="Standard">Bei diesem Vorgehen bekommt der Kunde sehr schnell die neueste Version und der Entwickler bekommt sehr schnell Feedback zur neuen Version vom Kunden, aber das Risiko, dass Fehler in der Produktion landen, ist sehr hoch.</text:p>
      <text:p text:style-name="Standard"><text:s text:c="2"/></text:p>
      <text:p text:style-name="Standard"/>
      <text:p text:style-name="Standard">### DevOps</text:p>
      <text:p text:style-name="Standard"/>
      <text:p text:style-name="Standard">![DevOps](./media/738x415_f5f5f5.jpg "DevOps")</text:p>
      <text:p text:style-name="Standard"/>
      <text:p text:style-name="Standard">Abbildung 2 - DevOps cycle(Quelle: &lt;a&gt;[[PIEN18]](#ref_pien18)&lt;/a&gt;)</text:p>
      <text:p text:style-name="Standard"/>
      <text:p text:style-name="Standard"><text:soft-page-break/>##### Definition</text:p>
      <text:p text:style-name="Standard"/>
      <text:p text:style-name="Standard">DevOps ist ein Ansatz zur Prozessverbesserung in Unternehmen. Das heißt, Prozesse, insbesondere diejenigen, die IT <text:s/>und IT-Operations betreffen, sollen schneller und effizienter werden. Als Teil von DevOps kann Continuous Software Engineering verwendet werden, dies ist jedoch nicht zwingend. Es geht darum, die am besten funktionierenden Prozesse für das Unternehmen zu finden. Anders als Continuous Software Engineering konzentriert sich DevOps dabei eher auf dies Buisness Architektur des Unternehmens.</text:p>
      <text:p text:style-name="Standard">DevOps ist Unternehmenskultur, keine Werkzeug zum lösen eines konkreten Problems.</text:p>
      <text:p text:style-name="Standard"/>
      <text:p text:style-name="Standard">#####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 </text:p>
      <text:p text:style-name="Standard"/>
      <text:p text:style-name="Standard">#### DevSecOps</text:p>
      <text:p text:style-name="Standard"/>
      <text:p text:style-name="Standard">Der Bereich Sicherheit, insbesondere die IT-Sicherheit, spielt bei DevOps eine große Rolle. Viele Softwarelösungen werden heutzutage in der Cloud verwendet, stehen also im Internet. Sicherheitslücken müssen dann schnell erkannt un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Verwendung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text:soft-page-break/>Bestandteil von DevOps ist die größtmögliche Automatisierung des (Software-)Auslieferungsprozesses durch den Einsatz geeigneter Tools und Continuous Delivery. Einfache, repetitive Aufgaben werden automatisiert, und mehr Wert auf menschliche Interaktionen gelegt. Am Ende muss aber immer ein Mehrwert für das Unternehmen entstehen.</text:p>
      <text:p text:style-name="Standard"/>
      <text:p text:style-name="Standard">#####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ein und derselbe Bugtracker für alle am Prozess beteiligten Teams?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ode ein neuer Build erstellt wird, werden automatisierten Tests ausgeführt und deren Ergebnisse an den Entwickler weitergeleitet. Nicht alle Test können tzeautomatisiert ausgeführt werden. Hier helfen dann Ansätze wie Continuous Testing. </text:p>
      <text:p text:style-name="Standard"/>
      <text:p text:style-name="Standard">##### ITIL</text:p>
      <text:p text:style-name="Standard"/>
      <text:p text:style-name="Standard">ITIL (Information Technology Infrastructure Library) ist ein umfangreiches Framework, welches von vielen großen Unternehmen erfolgreich eingesetzt wird. ITIL bietet viele Werkzeuge, die den Softwareentwicklungsprozess (und dessen Supportprozesse) abbilden können. Besonders bei großen, monolithischen Systemen ist ein Prozess wie ITIL zum managen aller Komponenten und Prozesse sehr nützlich.</text:p>
      <text:p text:style-name="Standard">ITIL ist nicht das selbe wie DevOps, allerdings gibt es für viele Prozesse in ITIL direkte Entsprechungen in DevOps. ITIL ist kein typisches agiles Framework, sondern dient eher zur Organisation von Prozessen in einem Unternehmen und hat damit einen ähnlichen Grundgedanken wie DevOps.</text:p>
      <text:p text:style-name="Standard"/>
      <text:p text:style-name="Standard"/>
      <text:p text:style-name="Standard">## Workflows</text:p>
      <text:p text:style-name="Standard"/>
      <text:p text:style-name="Standard"><text:tab/></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soft-page-break/><text:tab/><text:tab/>Continuous Delivery als Weiterentwicklung</text:p>
      <text:p text:style-name="Standard"/>
      <text:p text:style-name="Standard"><text:tab/>Definition und Abgrenzung</text:p>
      <text:p text:style-name="Standard"/>
      <text:p text:style-name="Standard">## Tools</text:p>
      <text:p text:style-name="Standard"/>
      <text:p text:style-name="Standard">### Container</text:p>
      <text:p text:style-name="Standard"/>
      <text:p text:style-name="Standard">Ein bei DevOps sehr häufig genutztes Tool sind Container. (Software-)Container kann man sich vorstellen als ein Image einer Laufzeitumgebung (wie z.b. eines Betriebssystems), welches speziell auf die Software zugeschnitten ist. Für Container kann Virtualisierung eingesetzt werden. Virtualisierung ist allerdings recht ressourcenintensiv, deshalb werden häufig Tools wie der containerd von Linux verwendet, um die vom Container genutzten Ressourcen und die vom Host-Betriebssystem genutzten auf Kernel-Ebene zu trennen. Ein Beispiel für ein solches Tool ist Docker von der Firma Docker Inc.</text:p>
      <text:p text:style-name="Standard">Ein großer Vorteil von Container- (und teilweise auch Virtualisierungs-)umgebungen ist, sie ohne oder ohne größere Änderungen von z.b. einer Testumgebung in eine Produktionsumgebung Umzuziehen. Dies reduziert den Administrationsaufwand erheblich und macht es sehr einfach, die Software zu deployen.</text:p>
      <text:p text:style-name="Standard">Damit alle Plattformen, die Container unterstützen, kompatibel sind und ein Container ohne Anpassungen auf allen Plattformen lauffähig ist, wird Containerisierung von der Cloud Native Computing Foundation unter der Linux Foundation standardisiert. An der Cloud Native Computing Foundation sind viele große IT-Firmen beteiligt, beispielsweise Amazon, Microsoft und Google. Diese Firmen bieten mit AWS, Azure und Google Cloud ähnliche Cloud-Produkte, und über den Standard ist garantiert, dass Container, die bei einem Anbieter lauffähig sind, auch bei einem anderen Anbieter funktioniere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ocker selbst nutzt jedoch keine Virtualisierung, sondern das Linux-Tool containerd zur Trennung von Betriebssystem- und Containerressourcen.</text:p>
      <text:p text:style-name="Standard"/>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text:soft-page-break/></text:p>
      <text:p text:style-name="Standard">##### Container</text:p>
      <text:p text:style-name="Standard"/>
      <text:p text:style-name="Standard">Ein Container ist die laufende Instanz eines Images. Container bieten eine standardisierte Laufzeitumgebung für Images.</text:p>
      <text:p text:style-name="Standard"/>
      <text:p text:style-name="Standard">#### Containerisierung vs. Virtualisierung</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p>
      <text:p text:style-name="Standard"/>
      <text:p text:style-name="Standard">Im Falle der Containerisierung hat das zum Vorteil, das Ressourcen besser genutzt werden und der "Overhead" einer containerisierten Anwendung sehr viel geringer ist als der einer virtualisierten Anwendung. Dies erlaubt dem Entwickler, problemlos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welches vorkonfigurierte Dockercontainer bereitstellt und durch die Integration mit Docker selbst das Management und die Verteilung von Docker-Images vereinfacht. Docker-Hub ermöglicht es dem Nutzer, jeden Layer des Images, also jeden Versionsstand, als vollwertiges Image zu verwenden. Das macht es sehr einfach, zwischen Versionen zu wechseln beziehungsweise auf dem neuesten Stand zu bleibe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Docker-Laufzeitumgebung läuft mit *root*-Rechten, um Zugriff auf sämtliche Betriebssystem-Funktionen zu haben. Die Ressourcen der Anwendung im Container werden allerdings vom Betriebssystem getrennt, und Docker schränkt den Zugriff auf wichtige Systemdateien ein.</text:p>
      <text:p text:style-name="Standard"/>
      <text:p text:style-name="Standard"/>
      <text:p text:style-name="Standard">### JIRA</text:p>
      <text:p text:style-name="Standard"/>
      <text:p text:style-name="Standard">JIRA ist eine webbasierte <text:s/>Plattform für Projektmanagement in Softwareteams. Vor allem agile Workflows werden unterstützt, aber eine Anpassung an andere Workflows ist möglich.</text:p>
      <text:p text:style-name="Standard">JIRA als Plattform ist recht umfangreich. Zu den Schritten, die von JIRA unterstützt werden, gehören das Anforderungsmanagement, das Statusmanagement und das Fehlermanagement.</text:p>
      <text:p text:style-name="Standard">Im Anforderungsmanagement werden die Anforderungen an das Softwareprojekt in das System übertragen. Im Statusmanagement wird der aktuelle Fortschritt des Projekts mithilfe der Plattform im Team kommuniziert. JIRA unterstützt agile Workflows wie beispielsweise Scrum, und viele der in Scrum verwendeten Organisations- und Dokumentationsformen werden dabei unterstützt.</text:p>
      <text:p text:style-name="Standard"><text:soft-page-break/>Schließlich gibt es noch ein Fehlermanagement. Dies ist eigentlich ein klassischer Bugtracker, bei dem Tester gefundene Fehler (Bugs) in Form von Tickets eintragen können. Die Tickets können von weiteren Testern, und auch von den Entwicklern, um Informationen erweitert werden, sodass irgendwann ausreichend Informationen zur Verfügung stehen, um den Fehler zu beheben.</text:p>
      <text:p text:style-name="Standard">Alle Informationen werden in JIRA in Tickets organisiert, die jeder am Projekt beteiligte kommentieren kann.</text:p>
      <text:p text:style-name="Standard"/>
      <text:p text:style-name="Standard">### Jenkins</text:p>
      <text:p text:style-name="Standard"/>
      <text:p text:style-name="Standard">Jenkins ist ein CI (Continuous Integration) und Continuous Delivery System</text:p>
      <text:p text:style-name="Standard"/>
      <text:p text:style-name="Standard">#Quellen</text:p>
      <text:p text:style-name="Standard"/>
      <text:p text:style-name="Standard">&lt;a name=‘ref_pien18‘&gt;[PIEN18]&lt;/a&gt;: Wie DevOps die IT beschleunigen, 2018, Frank Pientka, https://www.computerwoche.de/a/wie-devops-die-it-beschleunigen,3071433 (abgerufen am 28.06.2018)</text:p>
      <text:p text:style-name="Standard"/>
      <text:p text:style-name="Standard">&lt;a name="ref_ravi16"&gt;[RAVI16]&lt;/a&gt;: Practical DevOps, 2016, A. Ravichandran et. al.</text:p>
      <text:p text:style-name="Standard"/>
      <text:p text:style-name="Standard">&lt;a name="ref_vero16"&gt;[VERO16]&lt;/a&gt;: Practical DevOps, 2016, Joakim Verona</text:p>
      <text:p text:style-name="Standard"/>
      <text:p text:style-name="Standard">&lt;a name="ref_wolf14"&gt;[WOLF14]&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8T17:18:04.319000000</dc:date>
    <meta:editing-duration>PT1H54M19S</meta:editing-duration>
    <meta:editing-cycles>26</meta:editing-cycles>
    <meta:generator>LibreOffice/6.0.4.2$Windows_X86_64 LibreOffice_project/9b0d9b32d5dcda91d2f1a96dc04c645c450872bf</meta:generator>
    <meta:document-statistic meta:table-count="0" meta:image-count="0" meta:object-count="0" meta:page-count="9" meta:paragraph-count="150" meta:word-count="2722" meta:character-count="21001" meta:non-whitespace-character-count="18404"/>
  </office:meta>
</office:document-meta>
</file>